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55cm" fo:margin-left="1.122cm" table:align="left"/>
    </style:style>
    <style:style style:name="Table1.A" style:family="table-column">
      <style:table-column-properties style:column-width="15.055cm"/>
    </style:style>
    <style:style style:name="Table1.A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5" style:family="text">
      <style:text-properties style:text-position="super 67%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1">UE14CS311 – Advanced Algorithms ( 5th Sem Elective)</text:span></text:span><text:span text:style-name="Default_20_Paragraph_20_Font"><text:span text:style-name="T2"> <text:s text:c="37"/></text:span></text:span></text:p>
      <text:p text:style-name="P1">Assignment <text:s/>2 <text:s/>: <text:s text:c="2"/>String Search and Suffix Trees</text:p>
      <text:list xml:id="list7386832494968215851" text:style-name="L1">
        <text:list-item>
          <text:p text:style-name="P4">Guidelines:</text:p>
        </text:list-item>
      </text:list>
      <text:p text:style-name="Standard">a) Code can be developed in any of C/C++/Java/Python (Open source compiler IDEs)</text:p>
      <text:p text:style-name="Standard">b) <text:span text:style-name="Default_20_Paragraph_20_Font"><text:span text:style-name="T3">Assignment will have to be carried out by teaming up with one more team mate.</text:span></text:span></text:p>
      <text:p text:style-name="Standard">c) <text:s/>Submission will have be to done thru a Google form on or before deadline.</text:p>
      <text:p text:style-name="Standard"><text:s text:c="5"/>Summary report <text:s/>will have to be handed over in <text:span text:style-name="Default_20_Paragraph_20_Font"><text:span text:style-name="T4">hard copy to the co-faculty</text:span></text:span></text:p>
      <text:p text:style-name="Standard">d) Approx 2-weeks of time will be available before submission. Actual dates will be</text:p>
      <text:p text:style-name="Standard"><text:s text:c="4"/>broadcast. Hence look out !</text:p>
      <text:p text:style-name="Standard">e) Follow fair code of ethics and <text:s/>, <text:span text:style-name="Default_20_Paragraph_20_Font"><text:span text:style-name="T1">develop your own version </text:span></text:span>of the code. Plagiarism is</text:p>
      <text:p text:style-name="Standard"><text:s text:c="4"/>to avoided.</text:p>
      <text:p text:style-name="Standard">f) Your team will be called upon to demo the assignment, to match with submission data</text:p>
      <text:p text:style-name="Standard"><text:s text:c="4"/>you have provided in the Google forms /Hardcopy.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Problem Defintion, Data Generation, Testing and Logging Stats</text:p>
          </table:table-cell>
        </table:table-row>
        <table:table-row>
          <table:table-cell table:style-name="Table1.A2" office:value-type="string">
            <text:p text:style-name="Table_20_Contents"><text:s/>In the Text file ( AESOP TALES.txt ) provided as data</text:p>
            <text:p text:style-name="Table_20_Contents"/>
            <text:p text:style-name="Table_20_Contents"><text:s text:c="6"/><text:span text:style-name="Default_20_Paragraph_20_Font"><text:span text:style-name="T2">Develop implementations <text:s/>for the interface spec below:</text:span></text:span></text:p>
            <text:p text:style-name="Table_20_Contents"><text:s text:c="13"/>Find_Length_of _Text( <text:span text:style-name="Default_20_Paragraph_20_Font"><text:span text:style-name="T3">txtfile</text:span></text:span>) <text:s text:c="2"/>// normalize multiple blank chars to</text:p>
            <text:p text:style-name="Table_20_Contents"><text:s text:c="65"/>// single blank char and remove(store)</text:p>
            <text:p text:style-name="Table_20_Contents"><text:s text:c="64"/>// website URLS that have infected</text:p>
            <text:p text:style-name="Table_20_Contents"><text:s text:c="64"/>// text file using FSA based RegEx</text:p>
            <text:p text:style-name="Table_20_Contents"><text:s text:c="63"/>// <text:s/>matcher</text:p>
            <text:p text:style-name="Table_20_Contents"><text:s text:c="13"/>Find_Pattern ( <text:span text:style-name="Default_20_Paragraph_20_Font"><text:span text:style-name="T3">pattern , InTextRange, <text:s/>algo</text:span></text:span>) <text:s text:c="4"/></text:p>
            <text:p text:style-name="Table_20_Contents"><text:s text:c="65"/>// Find the number of occurrences of</text:p>
            <text:p text:style-name="Table_20_Contents"><text:s text:c="65"/>// <text:span text:style-name="Default_20_Paragraph_20_Font"><text:span text:style-name="T3">pattern</text:span></text:span> using any one of the</text:p>
            <text:p text:style-name="Table_20_Contents"><text:s text:c="64"/>// <text:s/>following <text:s/><text:span text:style-name="Default_20_Paragraph_20_Font"><text:span text:style-name="T3">algo</text:span></text:span>rithms (2<text:span text:style-name="Default_20_Paragraph_20_Font"><text:span text:style-name="T5">nd</text:span></text:span> parameter)</text:p>
            <text:p text:style-name="Table_20_Contents"><text:s text:c="64"/>// <text:s/>Rabin-Karp, <text:s/>Knuth_Morris_Pratt</text:p>
            <text:p text:style-name="Table_20_Contents"><text:s text:c="64"/>// <text:s/>Suffix Tree (with Suffix arrays &amp;Lcp)</text:p>
            <text:p text:style-name="Table_20_Contents"><text:s text:c="64"/>// <text:s text:c="2"/><text:span text:style-name="Default_20_Paragraph_20_Font"><text:span text:style-name="T3">InTextRange : </text:span></text:span>can be <text:s/>indices or</text:p>
            <text:p text:style-name="Table_20_Contents"><text:s text:c="63"/>// <text:s text:c="3"/>two patterns (e.g two story titles)</text:p>
            <text:p text:style-name="Table_20_Contents"><text:s text:c="13"/>Build_Cross_Index(<text:span text:style-name="Default_20_Paragraph_20_Font"><text:span text:style-name="T3">txtfile, algo</text:span></text:span>)// <text:s/>Build an Index (Lex sorted)</text:p>
            <text:p text:style-name="Table_20_Contents"><text:s text:c="65"/>// (<text:span text:style-name="Default_20_Paragraph_20_Font"><text:span text:style-name="T2">Word</text:span></text:span>, Number of occurrences, <text:s/></text:p>
            <text:p text:style-name="Table_20_Contents"><text:s text:c="64"/>// <text:s text:c="2"/>List of Story Titles &amp; # of</text:p>
            <text:p text:style-name="Table_20_Contents"><text:s text:c="64"/>// <text:s text:c="2"/>occurrences of <text:span text:style-name="Default_20_Paragraph_20_Font"><text:span text:style-name="T3">Word)</text:span></text:span></text:p>
            <text:p text:style-name="Table_20_Contents"><text:span text:style-name="Default_20_Paragraph_20_Font"><text:span text:style-name="T3"><text:s text:c="12"/></text:span></text:span>Find_Maximal,Palindromes<text:span text:style-name="Default_20_Paragraph_20_Font"><text:span text:style-name="T3">(PalindromeSize, <text:s/>InTextRange )</text:span></text:span></text:p>
            <text:p text:style-name="Table_20_Contents"><text:span text:style-name="Default_20_Paragraph_20_Font"><text:span text:style-name="T3"><text:s text:c="63"/>// </text:span></text:span>List maximal palindromes of size</text:p>
            <text:p text:style-name="Table_20_Contents"><text:s text:c="63"/>// greater than or equal to</text:p>
            <text:p text:style-name="Table_20_Contents"><text:s text:c="63"/>// <text:s/><text:span text:style-name="Default_20_Paragraph_20_Font"><text:span text:style-name="T3">PalindromeSize, </text:span></text:span>with occurrences <text:s text:c="2"/></text:p>
            <text:p text:style-name="Table_20_Contents"><text:s text:c="67"/>(Story titles and <text:s/>indices ) <text:s text:c="43"/></text:p>
            <text:p text:style-name="Table_20_Contents"/>
            <text:p text:style-name="Table_20_Contents"><text:s text:c="12"/>Print_Stats ( ) <text:s text:c="26"/>// Text Size used, <text:s/>URL infection <text:s/>list <text:s text:c="3"/>found, <text:s/></text:p>
            <text:p text:style-name="Table_20_Contents"><text:s text:c="61"/>// <text:s/>Algo Used, Preprocessing time, Search time <text:s text:c="23"/></text:p>
            <text:p text:style-name="Table_20_Contents"><text:s text:c="61"/>// (Vary <text:s/>the parameters <text:span text:style-name="Default_20_Paragraph_20_Font"><text:span text:style-name="T3">pattern ,</text:span></text:span></text:p>
            <text:p text:style-name="Table_20_Contents"><text:span text:style-name="Default_20_Paragraph_20_Font"><text:span text:style-name="T3"><text:s text:c="60"/>// <text:s/>InTextRange )</text:span></text:span> for <text:span text:style-name="Default_20_Paragraph_20_Font"><text:span text:style-name="T3">timing plot</text:span></text:span></text:p>
            <text:p text:style-name="Table_20_Contents"><text:s text:c="61"/>// <text:s/>and Self Test &amp; Verification outcome</text:p>
            <text:p text:style-name="Table_20_Contents"><text:span text:style-name="Default_20_Paragraph_20_Font"><text:span text:style-name="T3"><text:s text:c="5"/></text:span></text:span><text:span text:style-name="Default_20_Paragraph_20_Font"><text:span text:style-name="T2"><text:s/>Provide a simple command line interface to give a demo.</text:span></text:span></text:p>
            <text:p text:style-name="Table_20_Contents"/>
            <text:p text:style-name="Table_20_Contents">– Your observations/Learning outcomes <text:s/>about the assign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ELL</meta:initial-creator>
    <dc:creator>DELL</dc:creator>
    <meta:creation-date>2016-09-23T16:39:00Z</meta:creation-date>
    <dc:date>2016-09-23T16:39:00Z</dc:date>
    <meta:editing-cycles>2</meta:editing-cycles>
    <meta:editing-duration>PT60S</meta:editing-duration>
    <meta:document-statistic meta:table-count="1" meta:image-count="0" meta:object-count="0" meta:page-count="1" meta:paragraph-count="45" meta:word-count="343" meta:character-count="3726" meta:non-whitespace-character-count="1752"/>
    <meta:template xlink:type="simple" xlink:actuate="onRequest" xlink:title="" xlink:href="Normal"/>
  </office:meta>
</office:document-meta>
</file>